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7971b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66" style:family="paragraph" style:parent-style-name="Standard" style:list-style-name="L6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67" style:family="paragraph" style:parent-style-name="Standard" style:list-style-name="L7">
      <style:text-properties fo:font-size="12pt" fo:font-weight="bold" officeooo:rsid="02801402" officeooo:paragraph-rsid="02801402" style:font-size-asian="12pt" style:font-weight-asian="bold" style:font-size-complex="12pt" style:font-weight-complex="bold"/>
    </style:style>
    <style:style style:name="P68" style:family="paragraph" style:parent-style-name="Standard" style:list-style-name="L7">
      <style:text-properties fo:font-size="12pt" fo:font-weight="normal" officeooo:rsid="0282a214" officeooo:paragraph-rsid="0282a214" style:font-size-asian="12pt" style:font-weight-asian="normal" style:font-size-complex="12pt" style:font-weight-complex="normal"/>
    </style:style>
    <style:style style:name="P69" style:family="paragraph" style:parent-style-name="Standard" style:list-style-name="L7">
      <style:text-properties officeooo:paragraph-rsid="028dfbf3"/>
    </style:style>
    <style:style style:name="P70" style:family="paragraph" style:parent-style-name="Standard" style:list-style-name="L8">
      <style:text-properties fo:font-size="12pt" fo:font-weight="normal" officeooo:rsid="029067ca" officeooo:paragraph-rsid="029067ca" style:font-size-asian="12pt" style:font-weight-asian="normal" style:font-size-complex="12pt" style:font-weight-complex="normal"/>
    </style:style>
    <style:style style:name="P71" style:family="paragraph" style:parent-style-name="Standard" style:list-style-name="L8">
      <style:text-properties fo:font-size="12pt" fo:font-weight="normal" officeooo:rsid="02913a5f" officeooo:paragraph-rsid="02913a5f" style:font-size-asian="12pt" style:font-weight-asian="normal" style:font-size-complex="12pt" style:font-weight-complex="normal"/>
    </style:style>
    <style:style style:name="P72" style:family="paragraph" style:parent-style-name="Standard" style:list-style-name="L7">
      <style:text-properties fo:font-size="12pt" fo:font-weight="normal" officeooo:rsid="0296d855" officeooo:paragraph-rsid="0296d855" style:font-size-asian="12pt" style:font-weight-asian="normal" style:font-size-complex="12pt" style:font-weight-complex="normal"/>
    </style:style>
    <style:style style:name="P73" style:family="paragraph" style:parent-style-name="Standard" style:list-style-name="L7">
      <style:text-properties fo:font-size="12pt" fo:font-weight="normal" officeooo:rsid="029b95c3" officeooo:paragraph-rsid="029b95c3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78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9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80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81" style:family="paragraph" style:parent-style-name="Text_20_body">
      <style:paragraph-properties fo:text-align="start" style:justify-single-word="false"/>
      <style:text-properties officeooo:paragraph-rsid="001756f7"/>
    </style:style>
    <style:style style:name="P82" style:family="paragraph" style:parent-style-name="Text_20_body">
      <style:text-properties officeooo:rsid="02e82a24" officeooo:paragraph-rsid="001756f7" style:font-size-asian="12pt"/>
    </style:style>
    <style:style style:name="P83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90" style:family="paragraph" style:parent-style-name="Text_20_body">
      <style:text-properties officeooo:rsid="02e82a24" officeooo:paragraph-rsid="00bb0ca2" style:font-size-asian="12pt"/>
    </style:style>
    <style:style style:name="P91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92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93" style:family="paragraph" style:parent-style-name="Text_20_body">
      <style:text-properties fo:font-weight="bold" officeooo:rsid="0283391a" officeooo:paragraph-rsid="0283391a" style:font-size-asian="12pt" style:font-weight-asian="bold" style:font-weight-complex="bold"/>
    </style:style>
    <style:style style:name="P94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95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96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97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98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99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100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101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102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103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104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105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106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107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108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09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10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11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12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13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14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15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tyle="normal" officeooo:rsid="027affc8" style:font-style-asian="normal" style:font-style-complex="normal"/>
    </style:style>
    <style:style style:name="T157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6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officeooo:rsid="0231f355"/>
    </style:style>
    <style:style style:name="T172" style:family="text">
      <style:text-properties officeooo:rsid="0230ae95"/>
    </style:style>
    <style:style style:name="T173" style:family="text">
      <style:text-properties officeooo:rsid="027b5c11"/>
    </style:style>
    <style:style style:name="T174" style:family="text">
      <style:text-properties officeooo:rsid="02333e4f"/>
    </style:style>
    <style:style style:name="T175" style:family="text">
      <style:text-properties officeooo:rsid="0239ee93"/>
    </style:style>
    <style:style style:name="T176" style:family="text">
      <style:text-properties officeooo:rsid="023bcc63"/>
    </style:style>
    <style:style style:name="T177" style:family="text">
      <style:text-properties officeooo:rsid="023e6ac0"/>
    </style:style>
    <style:style style:name="T178" style:family="text">
      <style:text-properties officeooo:rsid="02406314"/>
    </style:style>
    <style:style style:name="T179" style:family="text">
      <style:text-properties officeooo:rsid="0241bb73"/>
    </style:style>
    <style:style style:name="T180" style:family="text">
      <style:text-properties officeooo:rsid="02461c7d"/>
    </style:style>
    <style:style style:name="T181" style:family="text">
      <style:text-properties officeooo:rsid="0247f882"/>
    </style:style>
    <style:style style:name="T182" style:family="text">
      <style:text-properties officeooo:rsid="027d305f"/>
    </style:style>
    <style:style style:name="T183" style:family="text">
      <style:text-properties officeooo:rsid="02743d47"/>
    </style:style>
    <style:style style:name="T184" style:family="text">
      <style:text-properties officeooo:rsid="02636d71"/>
    </style:style>
    <style:style style:name="T185" style:family="text">
      <style:text-properties officeooo:rsid="0264fa82"/>
    </style:style>
    <style:style style:name="T186" style:family="text">
      <style:text-properties officeooo:rsid="026a24e7"/>
    </style:style>
    <style:style style:name="T187" style:family="text">
      <style:text-properties fo:font-weight="bold" officeooo:rsid="0264fa82" style:font-weight-asian="bold" style:font-weight-complex="bold"/>
    </style:style>
    <style:style style:name="T188" style:family="text">
      <style:text-properties officeooo:rsid="024c22ce"/>
    </style:style>
    <style:style style:name="T189" style:family="text">
      <style:text-properties officeooo:rsid="024fe32b"/>
    </style:style>
    <style:style style:name="T190" style:family="text">
      <style:text-properties fo:font-style="italic" officeooo:rsid="024fe32b" style:font-style-asian="italic" style:font-style-complex="italic"/>
    </style:style>
    <style:style style:name="T191" style:family="text">
      <style:text-properties officeooo:rsid="02509dc7"/>
    </style:style>
    <style:style style:name="T192" style:family="text">
      <style:text-properties officeooo:rsid="027eff5c"/>
    </style:style>
    <style:style style:name="T193" style:family="text">
      <style:text-properties fo:font-size="12pt" fo:font-weight="normal" officeooo:rsid="02852ada" style:font-size-asian="12pt" style:font-weight-asian="normal" style:font-size-complex="12pt" style:font-weight-complex="normal"/>
    </style:style>
    <style:style style:name="T194" style:family="text">
      <style:text-properties fo:font-size="12pt" fo:font-weight="normal" officeooo:rsid="0287749d" style:font-size-asian="12pt" style:font-weight-asian="normal" style:font-size-complex="12pt" style:font-weight-complex="normal"/>
    </style:style>
    <style:style style:name="T195" style:family="text">
      <style:text-properties fo:font-size="12pt" fo:font-weight="normal" officeooo:rsid="0285a497" style:font-size-asian="12pt" style:font-weight-asian="normal" style:font-size-complex="12pt" style:font-weight-complex="normal"/>
    </style:style>
    <style:style style:name="T196" style:family="text">
      <style:text-properties fo:font-size="12pt" fo:font-weight="normal" officeooo:rsid="028848c6" style:font-size-asian="12pt" style:font-weight-asian="normal" style:font-size-complex="12pt" style:font-weight-complex="normal"/>
    </style:style>
    <style:style style:name="T197" style:family="text">
      <style:text-properties fo:font-size="12pt" fo:font-weight="normal" officeooo:rsid="0292d311" style:font-size-asian="12pt" style:font-weight-asian="normal" style:font-size-complex="12pt" style:font-weight-complex="normal"/>
    </style:style>
    <style:style style:name="T198" style:family="text">
      <style:text-properties fo:font-size="12pt" fo:font-weight="normal" officeooo:rsid="02850983" style:font-size-asian="12pt" style:font-weight-asian="normal" style:font-size-complex="12pt" style:font-weight-complex="normal"/>
    </style:style>
    <style:style style:name="T199" style:family="text">
      <style:text-properties fo:font-size="12pt" fo:font-style="italic" fo:font-weight="normal" officeooo:rsid="02850983" style:font-size-asian="12pt" style:font-style-asian="italic" style:font-weight-asian="normal" style:font-size-complex="12pt" style:font-style-complex="italic" style:font-weight-complex="normal"/>
    </style:style>
    <style:style style:name="T200" style:family="text">
      <style:text-properties fo:font-size="12pt" fo:font-style="italic" fo:font-weight="normal" officeooo:rsid="0283391a" style:font-size-asian="12pt" style:font-style-asian="italic" style:font-weight-asian="normal" style:font-size-complex="12pt" style:font-style-complex="italic" style:font-weight-complex="normal"/>
    </style:style>
    <style:style style:name="T201" style:family="text">
      <style:text-properties fo:font-size="12pt" fo:font-style="italic" fo:font-weight="bold" officeooo:rsid="0283391a" style:font-size-asian="12pt" style:font-style-asian="italic" style:font-weight-asian="bold" style:font-size-complex="12pt" style:font-style-complex="italic" style:font-weight-complex="bold"/>
    </style:style>
    <style:style style:name="T202" style:family="text">
      <style:text-properties officeooo:rsid="02913a5f"/>
    </style:style>
    <style:style style:name="T203" style:family="text">
      <style:text-properties officeooo:rsid="0298b078"/>
    </style:style>
    <style:style style:name="T204" style:family="text">
      <style:text-properties officeooo:rsid="02992126"/>
    </style:style>
    <style:style style:name="T205" style:family="text">
      <style:text-properties officeooo:rsid="029aafe2"/>
    </style:style>
    <style:style style:name="T206" style:family="text">
      <style:text-properties officeooo:rsid="029d2773"/>
    </style:style>
    <style:style style:name="T207" style:family="text">
      <style:text-properties officeooo:rsid="028270bf"/>
    </style:style>
    <style:style style:name="T208" style:family="text">
      <style:text-properties fo:font-weight="normal" officeooo:rsid="028270bf" style:font-weight-asian="normal" style:font-weight-complex="normal"/>
    </style:style>
    <style:style style:name="T209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10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11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12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13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14" style:family="text">
      <style:text-properties officeooo:rsid="038d9d4d"/>
    </style:style>
    <style:style style:name="T215" style:family="text">
      <style:text-properties officeooo:rsid="038dd9cf"/>
    </style:style>
    <style:style style:name="T216" style:family="text">
      <style:text-properties officeooo:rsid="0025668c"/>
    </style:style>
    <style:style style:name="T217" style:family="text">
      <style:text-properties fo:font-weight="normal" style:font-weight-asian="normal" style:font-weight-complex="normal"/>
    </style:style>
    <style:style style:name="T2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9" style:family="text">
      <style:text-properties fo:font-weight="normal" officeooo:rsid="01e97238" style:font-weight-asian="normal" style:font-weight-complex="normal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3" style:family="text">
      <style:text-properties fo:font-style="normal" style:font-style-asian="normal" style:font-style-complex="normal"/>
    </style:style>
    <style:style style:name="T224" style:family="text">
      <style:text-properties officeooo:rsid="00bb3130"/>
    </style:style>
    <style:style style:name="T225" style:family="text">
      <style:text-properties officeooo:rsid="00bc8fae"/>
    </style:style>
    <style:style style:name="T226" style:family="text">
      <style:text-properties officeooo:rsid="026b9f6d"/>
    </style:style>
    <style:style style:name="T227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28" style:family="text">
      <style:text-properties officeooo:rsid="021c40b7"/>
    </style:style>
    <style:style style:name="T229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30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, </text:span><text:span text:style-name="T156">or Lynis</text:span>, all the while the VPS is still providing its service. </text:p>
      <text:p text:style-name="P52"><text:span text:style-name="T157">To further increase security and </text:span><text:span text:style-name="T158">minimise the impact of unforeseen factors, a full backup of the VPS </text:span><text:span text:style-name="T159">will</text:span><text:span text:style-name="T158"> be made to a removable media. </text:span><text:span text:style-name="T160">This ensures that even if </text:span><text:span text:style-name="T161">the patches fail due to unknown factors, </text:span><text:span text:style-name="T162">the VPS can still be rolled back to the last working version. </text:span><text:span text:style-name="T163">Critical security patches should be applied </text:span><text:span text:style-name="T164">within</text:span><text:span text:style-name="T163"> </text:span><text:span text:style-name="T165">24 hours</text:span><text:span text:style-name="T163"> </text:span><text:span text:style-name="T166">(</text:span><text:span text:style-name="T167">National Cyber Security Centre</text:span><text:span text:style-name="T168">, </text:span><text:span text:style-name="T167">2024, </text:span><text:span text:style-name="T169">Guidance(1):</text:span><text:span text:style-name="T170">Updating when exploitation is rife</text:span><text:span text:style-name="T166">).</text:span></text:p>
      <text:p text:style-name="P53"/>
      <text:p text:style-name="P54">Given the budget constraints, vulnerability scanning will be carried out using <text:span text:style-name="T171">the</text:span><text:span text:style-name="T172"> open-source tool</text:span> <text:span text:style-name="T173">Lynis</text:span>. <text:span text:style-name="T174">Scanning will encompass </text:span><text:span text:style-name="T175">both </text:span><text:span text:style-name="T174">application code and third-party dependencies. </text:span><text:span text:style-name="T176">In line with the guidance from the National Cyber Security Centre, scanning should be performed on a regular and risk-based basis (National Cyber Security Centre, 2024, Guidance: </text:span><text:span text:style-name="T177">Implementing this guidance</text:span><text:span text:style-name="T176">). </text:span><text:span text:style-name="T178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9">period of time (e.g. 30 minutes). </text:span><text:span text:style-name="T180">This approach balances </text:span><text:span text:style-name="T181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<text:span text:style-name="T182">Lynis</text:span>,</text:p>
        </text:list-item>
        <text:list-item>
          <text:p text:style-name="P59">Alternative libraries will be researched and implemented, or, where that is not possible, <text:span text:style-name="T183">the library will be rolled back to the last stable version.</text:span></text:p>
        </text:list-item>
      </text:list>
      <text:p text:style-name="P57">b) An integrated third-party API announces a breaking change or depr<text:span text:style-name="T184">e</text:span>cation:</text:p>
      <text:list text:style-name="L4">
        <text:list-item>
          <text:p text:style-name="P60">Any risks resulting from the changes or deprecation will be mitigated <text:span text:style-name="T185">by the implementation of a circuit breaker pattern </text:span><text:span text:style-name="T186">(</text:span><text:span text:style-name="T185">Sam L</text:span><text:span text:style-name="T186">i</text:span><text:span text:style-name="T187">, </text:span><text:span text:style-name="T185">2024</text:span><text:span text:style-name="T186">).</text:span></text:p>
        </text:list-item>
      </text:list>
      <text:p text:style-name="P57">c) A third-party service <text:span text:style-name="T188">(a data processor)</text:span> suffers a data breach:</text:p>
      <text:list text:style-name="L5">
        <text:list-item>
          <text:p text:style-name="P61"><text:soft-page-break/>In line with <text:span text:style-name="T189">article 33(1) </text:span><text:span text:style-name="T190">(GDPR, 2018)</text:span>, Information Commisioner’s Office will be notified without undue delay, <text:span text:style-name="T191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><text:span text:style-name="T49">2</text:span><text:span text:style-name="T18">(</text:span><text:span text:style-name="T192">c</text:span>) – <text:span text:style-name="T192">Incident Response</text:span></text:p>
      <text:p text:style-name="P65"/>
      <text:list text:style-name="L6">
        <text:list-item>
          <text:p text:style-name="P66">Incident Response Plan</text:p>
        </text:list-item>
      </text:list>
      <text:list xml:id="list3528336990" text:style-name="L7">
        <text:list-item>
          <text:list>
            <text:list-item>
              <text:p text:style-name="P67">Detection</text:p>
              <text:list>
                <text:list-item>
                  <text:p text:style-name="P68">Depending on the incident, discovery happens through either monitoring alerts, user reports, third-party entity announcements, or the use of automated tools – in this case, our monitoring tool Uptime Kuma. </text:p>
                </text:list-item>
              </text:list>
            </text:list-item>
            <text:list-item>
              <text:p text:style-name="P67">Triage</text:p>
              <text:list>
                <text:list-item>
                  <text:p text:style-name="P69"><text:span text:style-name="T193">Incident severity is assessed by ou</text:span><text:span text:style-name="T194">r</text:span><text:span text:style-name="T193"> </text:span><text:span text:style-name="T195">i</text:span><text:span text:style-name="T193">ncident manager </text:span><text:span text:style-name="T195">(or incident ‘commander’)</text:span><text:span text:style-name="T193">; our volunteer developer, </text:span><text:span text:style-name="T196">or, where possible, our automated system </text:span><text:span text:style-name="T197">with</text:span><text:span text:style-name="T196"> Uptime Kuma</text:span><text:span text:style-name="T193">. </text:span><text:span text:style-name="T198">We define the following incident severity levels </text:span><text:span text:style-name="T199">(</text:span><text:span text:style-name="T200">Chrissy Kidd,</text:span><text:span text:style-name="T201"> </text:span><text:span text:style-name="T200">2022)</text:span><text:span text:style-name="T198">: </text:span></text:p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p text:style-name="P70">This is the most severe level, reserved for <text:span text:style-name="T202">significant</text:span> incidents that affect a large number of users.</text:p>
                    </text:list-item>
                    <text:list-item>
                      <text:p text:style-name="P70">This level describes a<text:span text:style-name="T202">n</text:span> incident <text:span text:style-name="T202">that causes errors, minor problems for users, or a heavy system load.</text:span></text:p>
                    </text:list-item>
                    <text:list-item>
                      <text:p text:style-name="P71">Low severity level incident that causes minor problems or bugs in the system.</text:p>
                    </text:list-item>
                  </text:list>
                </text:list-item>
              </text:list>
            </text:list-item>
          </text:list>
        </text:list-item>
      </text:list>
      <text:list text:continue-list="list3528336990" text:style-name="L7">
        <text:list-item>
          <text:list>
            <text:list-item>
              <text:p text:style-name="P67">Communication</text:p>
              <text:list>
                <text:list-item>
                  <text:p text:style-name="P72">In case of a level 1 severity incident, all users are notified without undue delay, and information commissioner’s office may be notified as well. <text:span text:style-name="T203">Our developer gets notified of all incidents </text:span><text:span text:style-name="T204">via email and/or the web interface</text:span>. Communication is done via email. </text:p>
                </text:list-item>
              </text:list>
            </text:list-item>
            <text:list-item>
              <text:p text:style-name="P67">Containment <text:span text:style-name="T205">and Resolution</text:span></text:p>
              <text:list>
                <text:list-item>
                  <text:p text:style-name="P73">Depending on the type of incident, containment might take the form of a <text:span text:style-name="T206">circuit</text:span> breaker <text:span text:style-name="T206">pattern, </text:span></text:p>
                </text:list-item>
              </text:list>
            </text:list-item>
            <text:list-item>
              <text:p text:style-name="P67">Post-Incident Revie<text:span text:style-name="T207">w</text:span><text:span text:style-name="T208"> </text:span></text:p>
            </text:list-item>
          </text:list>
        </text:list-item>
      </text:list>
      <text:p text:style-name="P74"/>
      <text:p text:style-name="P74"/>
      <text:p text:style-name="P74"/>
      <text:p text:style-name="P75"/>
      <text:p text:style-name="P76"/>
      <text:p text:style-name="P76"/>
      <text:p text:style-name="P76"/>
      <text:p text:style-name="P77"/>
      <text:p text:style-name="P24"/>
      <text:p text:style-name="P24"/>
      <text:list text:style-name="WWNum5">
        <text:list-item text:start-value="1">
          <text:p text:style-name="P78">Currently hosted on a single VPS (Virtual Private Server) running Ubuntu, with a PostgreSQL database on the same machine. The VPS costs the charity approximately £25/month.</text:p>
        </text:list-item>
        <text:list-item>
          <text:p text:style-name="P78"><text:soft-page-break/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9"/>
      <text:p text:style-name="P24"/>
      <text:p text:style-name="P80">References</text:p>
      <text:p text:style-name="P81"><text:span text:style-name="Strong_20_Emphasis"><text:span text:style-name="T209">GD</text:span></text:span><text:span text:style-name="Strong_20_Emphasis"><text:span text:style-name="T210">P</text:span></text:span><text:span text:style-name="Strong_20_Emphasis"><text:span text:style-name="T209">R</text:span></text:span><text:span text:style-name="T211"> (</text:span>2018<text:span text:style-name="T211">) </text:span><text:span text:style-name="Emphasis"><text:span text:style-name="T211">General Data Protection Regulation.</text:span></text:span><text:span text:style-name="T211"> Available at: </text:span><text:a xlink:type="simple" xlink:href="https://gdpr-info.eu/" text:style-name="Internet_20_link" text:visited-style-name="Visited_20_Internet_20_Link"><text:span text:style-name="T211">https://gdpr-info.eu/</text:span></text:a><text:span text:style-name="T211"> (</text:span><text:span text:style-name="T212">Accessed: </text:span><text:span text:style-name="T213">5 </text:span><text:span text:style-name="T212"><text:s/></text:span><text:span text:style-name="T213">May</text:span><text:span text:style-name="T212"> 2026</text:span><text:span text:style-name="T211">).</text:span></text:p>
      <text:p text:style-name="P82"><text:span text:style-name="Strong_20_Emphasis">Data Protection Act 2018</text:span> (2018) <text:span text:style-name="Emphasis">c.12.</text:span> London: The Stationery Office. <text:span text:style-name="T214">Available at: </text:span><text:a xlink:type="simple" xlink:href="https://www.legislation.gov.uk/ukpga/2018/12" text:style-name="Internet_20_link" text:visited-style-name="Visited_20_Internet_20_Link"><text:span text:style-name="T214">https://www.legislation.gov.uk/ukpga/2018/12</text:span></text:a><text:span text:style-name="T214"> </text:span><text:span text:style-name="T215">(Accessed: </text:span><text:span text:style-name="T216">5 May</text:span><text:span text:style-name="T215"> 2026).</text:span></text:p>
      <text:p text:style-name="P83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15">Accessed: </text:span><text:span text:style-name="T216">5</text:span><text:span text:style-name="T215"> </text:span><text:span text:style-name="T216">May</text:span><text:span text:style-name="T215"> 2026</text:span>).</text:p>
      <text:p text:style-name="P84">National Cyber Security Centre <text:span text:style-name="T217">(2021) </text:span><text:span text:style-name="T218">Top tips for staying secure online.</text:span><text:span text:style-name="T217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17">https://www.ncsc.gov.uk/collection/top-tips-for-staying-secure-online/always-back-up-your-most-important-data#section_3</text:span></text:a><text:span text:style-name="T217"> (Accessed 5 May 2026).</text:span></text:p>
      <text:p text:style-name="P85">National Cyber Security Centre <text:span text:style-name="T217">(2024) </text:span><text:span text:style-name="T218">Vulnerability management</text:span><text:span text:style-name="T217">. Available at: </text:span><text:a xlink:type="simple" xlink:href="https://www.ncsc.gov.uk/collection/vulnerability-management" text:style-name="Internet_20_link" text:visited-style-name="Visited_20_Internet_20_Link"><text:span text:style-name="T217">https://www.ncsc.gov.uk/collection/vulnerability-management</text:span></text:a><text:span text:style-name="T217"> </text:span><text:span text:style-name="T219">(Accessed: 6 May 2026).</text:span></text:p>
      <text:p text:style-name="P86"><text:span text:style-name="T22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87">Rubber Duck Debugging <text:span text:style-name="T217">(n.d.) </text:span><text:span text:style-name="T218">Debugging Software with a Rubber Ducky. </text:span><text:span text:style-name="T221">Available at: </text:span><text:a xlink:type="simple" xlink:href="https://rubberduckdebugging.com/" text:style-name="Internet_20_link" text:visited-style-name="Visited_20_Internet_20_Link"><text:span text:style-name="T221">https://rubberduckdebugging.com/</text:span></text:a><text:span text:style-name="T221"> (Accessed: 5 May 2026)</text:span></text:p>
      <text:p text:style-name="P88"><text:span text:style-name="T222">Luka Netzler, Brian Lovell</text:span><text:span text:style-name="T22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9">Christoph Bamberg, Julia Reinchenberger, Jens Blechert <text:span text:style-name="T217">(2025) </text:span><text:span text:style-name="T218">Stable cognitive performance while adapting to intermittent fasting: A randomised controlled trial</text:span><text:span text:style-name="T221">. Available at: </text:span><text:a xlink:type="simple" xlink:href="https://journals.sagepub.com/doi/10.1177/13591053251351204" text:style-name="Internet_20_link" text:visited-style-name="Visited_20_Internet_20_Link"><text:span text:style-name="T221">https://journals.sagepub.com/doi/10.1177/13591053251351204</text:span></text:a><text:span text:style-name="T221"> (Accessed: 5 May 2026).</text:span></text:p>
      <text:p text:style-name="P90"><text:span text:style-name="Strong_20_Emphasis">Information Commissioner’s Office (ICO)</text:span> (2024<text:span text:style-name="T224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215">Accessed: </text:span><text:span text:style-name="T225">5 May </text:span><text:span text:style-name="T215">2026</text:span>).</text:p>
      <text:p text:style-name="P90"/>
      <text:p text:style-name="P91">Sam L<text:span text:style-name="T226">i</text:span> <text:span text:style-name="T217">(2024) </text:span><text:span text:style-name="T218">Ma</text:span><text:span text:style-name="T218">stering Third-Party Integrations: Strategies for Reliable, Secure, and Scalable API Management. </text:span><text:span text:style-name="T227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27">https://wslisam.medium.com/mastering-third-party-integrations-strategies-for-reliable-secure-and-scalable-api-management-97ebfb83f7b8</text:span></text:a><text:span text:style-name="T227"> (Accessed: 6 May 2026)</text:span></text:p>
      <text:p text:style-name="P92"/>
      <text:p text:style-name="P93">Chrissy Kidd <text:span text:style-name="T217">(2022) </text:span><text:span text:style-name="T218">Incident Severity Levels 1-5 Explained. </text:span><text:span text:style-name="T221">Available at: </text:span><text:a xlink:type="simple" xlink:href="https://www.splunk.com/en_us/blog/learn/incident-severity-levels.html" text:style-name="Internet_20_link" text:visited-style-name="Visited_20_Internet_20_Link"><text:span text:style-name="T221">https://www.splunk.com/en_us/blog/learn/incident-severity-levels.html</text:span></text:a><text:span text:style-name="T221"> (Accessed: 6 May 2026)</text:span></text:p>
      <text:p text:style-name="P94">Dominik H Pesta, Varman T Samuel <text:span text:style-name="T217">(2014) </text:span><text:span text:style-name="T218">A high-protein diet for reducing body fat: mechanisms and possible caveats.</text:span><text:span text:style-name="T217"> Available at: </text:span><text:a xlink:type="simple" xlink:href="https://link.springer.com/article/10.1186/1743-7075-11-53" text:style-name="Internet_20_link" text:visited-style-name="Visited_20_Internet_20_Link"><text:span text:style-name="T217">https://link.springer.com/article/10.1186/1743-7075-11-53</text:span></text:a><text:span text:style-name="T217"> (Accessed: 5 May 2026).</text:span></text:p>
      <text:p text:style-name="P95"/>
      <text:p text:style-name="P96">Craig A. Williamson, Jari J. Morganti, Hannah E. Smithson <text:span text:style-name="T217">(2023) </text:span><text:span text:style-name="T218">Bright-light distractions and visual performance</text:span><text:span text:style-name="T217">. Available at: </text:span><text:a xlink:type="simple" xlink:href="https://www.frontiersin.org/journals/psychology/articles/10.3389/fpsyg.2023.1088975/full" text:style-name="Internet_20_link" text:visited-style-name="Visited_20_Internet_20_Link"><text:span text:style-name="T217">https://www.frontiersin.org/journals/psychology/articles/10.3389/fpsyg.2023.1088975/full</text:span></text:a><text:span text:style-name="T217"> (Accessed: 5 May 2026).</text:span></text:p>
      <text:p text:style-name="P97"/>
      <text:p text:style-name="P98">Ning Ding, Daniel Wagner, Xiaomeng Chen, Abhinav Pathak, Y. Charlie Hu, Andrew Rice <text:span text:style-name="T217">(2013) </text:span><text:span text:style-name="T218">Characterizing and modeling the impact of wireless signal strength on smartphone battery drain. </text:span><text:span text:style-name="T221">Available at: </text:span><text:a xlink:type="simple" xlink:href="https://dl.acm.org/doi/10.1145/2494232.2466586" text:style-name="Internet_20_link" text:visited-style-name="Visited_20_Internet_20_Link"><text:span text:style-name="T221">https://dl.acm.org/doi/10.1145/2494232.2466586</text:span></text:a><text:span text:style-name="T221"> (Accessed: 5 May 2026)</text:span></text:p>
      <text:p text:style-name="P99"/>
      <text:p text:style-name="P100">The Postman Team <text:span text:style-name="T217">(2025) </text:span><text:span text:style-name="T218">What are HTTP status codes? Complete Guide for API Developers</text:span><text:span text:style-name="T217">. Available at: </text:span><text:a xlink:type="simple" xlink:href="https://blog.postman.com/what-are-http-status-codes/" text:style-name="Internet_20_link" text:visited-style-name="Visited_20_Internet_20_Link"><text:span text:style-name="T217">https://blog.postman.com/what-are-http-status-codes/</text:span></text:a><text:span text:style-name="T217"> (Accessed: 6 May 2026)</text:span></text:p>
      <text:p text:style-name="P101"/>
      <text:p text:style-name="P102">Ubuntu <text:span text:style-name="T217">(n.d.) </text:span><text:span text:style-name="T218">Vulnerability management tools in Ubuntu.</text:span><text:span text:style-name="T221"> Available at: </text:span><text:a xlink:type="simple" xlink:href="https://ubuntu.com/security/vulnerability-management" text:style-name="Internet_20_link" text:visited-style-name="Visited_20_Internet_20_Link"><text:span text:style-name="T221">https://ubuntu.com/security/vulnerability-management</text:span></text:a><text:span text:style-name="T221"> (Accessed: 6 May 2026)</text:span></text:p>
      <text:p text:style-name="P103"/>
      <text:p text:style-name="P104">Trevor Atkins <text:span text:style-name="T217">(2002) </text:span><text:span text:style-name="T218">Create a Lightweight Testing Framework. </text:span><text:span text:style-name="T217">Available at: </text:span><text:a xlink:type="simple" xlink:href="https://thinktesting.com/articles/a-lightweight-testing-framework/" text:style-name="Internet_20_link" text:visited-style-name="Visited_20_Internet_20_Link"><text:span text:style-name="T217">https://thinktesting.com/articles/a-lightweight-testing-framework/</text:span></text:a><text:span text:style-name="T217"> (Accessed: 6 May 2026)</text:span></text:p>
      <text:p text:style-name="P105"/>
      <text:p text:style-name="P106">CESG <text:span text:style-name="T217">(2014) </text:span><text:span text:style-name="T218">Implementing the cloud security principles. </text:span><text:span text:style-name="T217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17">https://www.gov.uk/government/publications/implementing-the-cloud-security-principles/implementing-the-cloud-security-principles</text:span></text:a><text:span text:style-name="T217"> (Accessed: 6 May 2026)</text:span></text:p>
      <text:p text:style-name="P107"/>
      <text:p text:style-name="P107"/>
      <text:p text:style-name="P108"><text:span text:style-name="T220">Dirk Merkel</text:span> (<text:span text:style-name="T228">2014</text:span>) <text:span text:style-name="T3">Docker: Lightweight Linux Containers for Consistent Development and</text:span></text:p>
      <text:p text:style-name="P109">Deployment. <text:span text:style-name="T223">Available at: </text:span><text:a xlink:type="simple" xlink:href="https://www.seltzer.com/margo/teaching/CS508.19/papers/merkel14.pdf" text:style-name="Internet_20_link" text:visited-style-name="Visited_20_Internet_20_Link"><text:span text:style-name="T223">https://www.seltzer.com/margo/teaching/CS508.19/papers/merkel14.pdf</text:span></text:a><text:span text:style-name="T223"> (Accessed: 6 May 2026)</text:span></text:p>
      <text:p text:style-name="P108"/>
      <text:p text:style-name="P110">Orca <text:span text:style-name="T217">(n.d.) </text:span><text:span text:style-name="T218">Patch Management. </text:span><text:span text:style-name="T217">Available at: </text:span><text:a xlink:type="simple" xlink:href="https://orca.security/glossary/patch-management/" text:style-name="Internet_20_link" text:visited-style-name="Visited_20_Internet_20_Link"><text:span text:style-name="T217">https://orca.security/glossary/patch-management/</text:span></text:a><text:span text:style-name="T217"> (Accessed: 6 May 2026)</text:span></text:p>
      <text:p text:style-name="P111"/>
      <text:p text:style-name="P112">Mak Ulac <text:span text:style-name="T217">(2026)</text:span><text:span text:style-name="T218"> </text:span><text:span text:style-name="T229">Top Linux Vulnerability Scanners in 2026: A Guide to Open-Source Security Tools</text:span><text:span text:style-name="T217">. Available at: </text:span><text:a xlink:type="simple" xlink:href="https://linuxsecurity.com/features/top-6-vulnerability-scanning-tools" text:style-name="Internet_20_link" text:visited-style-name="Visited_20_Internet_20_Link"><text:span text:style-name="T217">https://linuxsecurity.com/features/top-6-vulnerability-scanning-tools</text:span></text:a><text:span text:style-name="T217"> (Accessed: 6 May 2026)</text:span></text:p>
      <text:p text:style-name="P113"/>
      <text:p text:style-name="P114">Greenbone <text:span text:style-name="T217">(n.d.) </text:span><text:span text:style-name="T218">OPENVAS by Greenbone. </text:span><text:span text:style-name="T230">Available at: </text:span><text:a xlink:type="simple" xlink:href="https://www.openvas.org/" text:style-name="Internet_20_link" text:visited-style-name="Visited_20_Internet_20_Link"><text:span text:style-name="T230">https://www.openvas.org/</text:span></text:a><text:span text:style-name="T230"> (Accessed: 6 May 2026).</text:span></text:p>
      <text:p text:style-name="P115"/>
      <text:p text:style-name="P115"/>
      <text:p text:style-name="P115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8:30:22.713258010</dc:date>
    <meta:editing-duration>PT18H39M31S</meta:editing-duration>
    <meta:editing-cycles>504</meta:editing-cycles>
    <meta:document-statistic meta:table-count="0" meta:image-count="0" meta:object-count="0" meta:page-count="7" meta:paragraph-count="103" meta:word-count="2622" meta:character-count="18502" meta:non-whitespace-character-count="15989"/>
  </office:meta>
</office:document-meta>
</file>